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TIME-TAKEN</text:p>
          </table:table-cell>
          <table:table-cell>
            <draw:frame table:end-cell-address="Sheet1.L27" table:end-x="0.391cm" table:end-y="0.188cm" draw:z-index="0" draw:style-name="gr1" draw:text-style-name="P1" svg:width="19.837cm" svg:height="11.153cm" svg:x="0.877cm" svg:y="0cm">
              <draw:object draw:notify-on-update-of-ranges="Sheet1.A2:Sheet1.A21 Sheet1.B1:Sheet1.B1 Sheet1.B2:Sheet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217069983482361">
            <text:p>0.2170699835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845289826393127">
            <text:p>0.0845289826</text:p>
          </table:table-cell>
          <table:table-cell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125367999076843">
            <text:p>0.1253679991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70285999774933">
            <text:p>0.1702859998</text:p>
          </table:table-cell>
          <table:table-cell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92237019538879">
            <text:p>0.1922370195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228352010250092">
            <text:p>0.2283520103</text:p>
          </table:table-cell>
          <table:table-cell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0.284212052822113">
            <text:p>0.2842120528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330385982990265">
            <text:p>0.330385983</text:p>
          </table:table-cell>
          <table:table-cell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0.361928999423981">
            <text:p>0.3619289994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475143015384674">
            <text:p>0.4751430154</text:p>
          </table:table-cell>
          <table:table-cell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0.456357002258301">
            <text:p>0.4563570023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567964971065521">
            <text:p>0.5679649711</text:p>
          </table:table-cell>
          <table:table-cell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0.53134298324585">
            <text:p>0.5313429832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583234965801239">
            <text:p>0.5832349658</text:p>
          </table:table-cell>
          <table:table-cell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0.619969010353088">
            <text:p>0.6199690104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678175032138824">
            <text:p>0.6781750321</text:p>
          </table:table-cell>
          <table:table-cell/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0.644688010215759">
            <text:p>0.6446880102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694808959960938">
            <text:p>0.69480896</text:p>
          </table:table-cell>
          <table:table-cell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0.816882014274597">
            <text:p>0.8168820143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.09638303518295">
            <text:p>1.096383035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3/12/2018</text:date>, <text:time>15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5:32:20</dc:date>
    <dc:creator>Tom Lightfoot</dc:creator>
    <meta:generator>OpenOffice/4.1.5$Unix OpenOffice.org_project/415m1$Build-9789</meta:generator>
    <meta:editing-duration>PT1M24S</meta:editing-duration>
    <meta:editing-cycles>1</meta:editing-cycles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38cm" svg:height="11.154cm" xlink:href=".." xlink:type="simple" chart:class="chart:line" chart:style-name="ch1">
        <chart:title svg:x="6.164cm" svg:y="0.358cm" chart:style-name="ch2">
          <text:p>Reverse Array Performance Results</text:p>
        </chart:title>
        <chart:legend chart:legend-position="end" svg:x="16.347cm" svg:y="5.28cm" style:legend-expansion="high" chart:style-name="ch3"/>
        <chart:plot-area chart:style-name="ch4" table:cell-range-address="Sheet1.A1:Sheet1.B21" chart:data-source-has-labels="both" svg:x="1.383cm" svg:y="1.812cm" svg:width="14.172cm" svg:height="8.162cm">
          <chartooo:coordinate-region svg:x="2.119cm" svg:y="2.01cm" svg:width="12.743cm" svg:height="6.927cm"/>
          <chart:axis chart:dimension="x" chart:name="primary-x" chart:style-name="ch5" chartooo:axis-type="auto">
            <chartooo:date-scale/>
            <chart:title svg:x="7.696cm" svg:y="10.197cm" chart:style-name="ch6">
              <text:p>Time (ms)</text:p>
            </chart:title>
            <chart:categories table:cell-range-address="Sheet1.A2:Sheet1.A21"/>
          </chart:axis>
          <chart:axis chart:dimension="y" chart:name="primary-y" chart:style-name="ch5">
            <chart:title svg:x="0.451cm" svg:y="6.862cm" chart:style-name="ch7">
              <text:p>Array Length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-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21</svg:desc>
                </draw:g>
              </table:table-cell>
              <table:table-cell office:value-type="float" office:value="0.217069983482361">
                <text:p>0.217069983482361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845289826393127">
                <text:p>0.084528982639312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125367999076843">
                <text:p>0.12536799907684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70285999774933">
                <text:p>0.17028599977493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192237019538879">
                <text:p>0.19223701953887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228352010250092">
                <text:p>0.228352010250092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284212052822113">
                <text:p>0.28421205282211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330385982990265">
                <text:p>0.330385982990265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361928999423981">
                <text:p>0.36192899942398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475143015384674">
                <text:p>0.475143015384674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0.456357002258301">
                <text:p>0.45635700225830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567964971065521">
                <text:p>0.567964971065521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53134298324585">
                <text:p>0.5313429832458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583234965801239">
                <text:p>0.583234965801239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619969010353088">
                <text:p>0.61996901035308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678175032138824">
                <text:p>0.678175032138824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0.644688010215759">
                <text:p>0.64468801021575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694808959960938">
                <text:p>0.694808959960938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0.816882014274597">
                <text:p>0.81688201427459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9638303518295">
                <text:p>1.09638303518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